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accc" officeooo:paragraph-rsid="000eaccc"/>
    </style:style>
    <style:style style:name="P2" style:family="paragraph" style:parent-style-name="Standard">
      <style:paragraph-properties fo:text-align="justify" style:justify-single-word="false"/>
      <style:text-properties officeooo:rsid="000eaccc" officeooo:paragraph-rsid="0010eaac"/>
    </style:style>
    <style:style style:name="P3" style:family="paragraph" style:parent-style-name="Standard">
      <style:paragraph-properties fo:text-align="justify" style:justify-single-word="false"/>
      <style:text-properties officeooo:rsid="000eaccc" officeooo:paragraph-rsid="001184e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accc" officeooo:paragraph-rsid="000eac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184e1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184e1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1184e1"/>
    </style:style>
    <style:style style:name="P8" style:family="paragraph" style:parent-style-name="Standard" style:list-style-name="L6">
      <style:paragraph-properties fo:text-align="justify" style:justify-single-word="false"/>
      <style:text-properties officeooo:paragraph-rsid="001184e1"/>
    </style:style>
    <style:style style:name="T1" style:family="text">
      <style:text-properties officeooo:rsid="000eaccc"/>
    </style:style>
    <style:style style:name="T2" style:family="text">
      <style:text-properties officeooo:rsid="0010eaac"/>
    </style:style>
    <style:style style:name="T3" style:family="text">
      <style:text-properties officeooo:rsid="001184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ETVX</text:p>
      <text:p text:style-name="Standard"/>
      <text:p text:style-name="Standard"/>
      <text:p text:style-name="Standard"/>
      <text:p text:style-name="P1">Pŕe condições: </text:p>
      <text:p text:style-name="P1">- O jogo deve receber uma palavra válida pelas regras, para ser adivinhada.</text:p>
      <text:p text:style-name="P1">- O jogo deve receber, durante sua execução, letras válidas para <text:span text:style-name="T2">se </text:span>adivinhar a palavra.</text:p>
      <text:p text:style-name="P1"/>
      <text:p text:style-name="P1">Pós condições:</text:p>
      <text:p text:style-name="P1">- A palavra foi adivinhada corretamente, isto é, todas as letras que a compõem foram escritas pelo usuário; ou o usuário gastou mais de 5 tentativas ao adivinhar a palavra.</text:p>
      <text:p text:style-name="P1"/>
      <text:p text:style-name="P1"/>
      <text:p text:style-name="P5"><text:span text:style-name="T1">A função get_secret_word() trata da primeira pré condição. </text:span></text:p>
      <text:list xml:id="list2347574790545006376" text:style-name="L2">
        <text:list-item>
          <text:p text:style-name="P6"><text:span text:style-name="T2">A palavra é retirada do arquivo “words.txt”. Observa-se na função que o arquivo é testado. </text:span></text:p>
        </text:list-item>
        <text:list-item>
          <text:p text:style-name="P6"><text:span text:style-name="T2">A função analyze_secret_word_correctness recebe a palavra escolhida e é a responsável por avaliá-la. A função tem como entrada uma palavra e, para cada letra, checa se </text:span><text:span text:style-name="T3">ela</text:span><text:span text:style-name="T2"> está entre A e Z ou se é um caractér de espaço. Ela retorna true se a palavra for válida. </text:span></text:p>
        </text:list-item>
        <text:list-item>
          <text:p text:style-name="P6"><text:span text:style-name="T2">Desse modo, a função get_secret_word(), ao receber true, garante que a palavra é válida e que a pré condição foi cumprida. </text:span><text:span text:style-name="T3">A função só retorna a palavra ao receber true.</text:span></text:p>
        </text:list-item>
      </text:list>
      <text:p text:style-name="P1"><text:span text:style-name="T2"/></text:p>
      <text:p text:style-name="P1"><text:span text:style-name="T2"/></text:p>
      <text:p text:style-name="P3"><text:span text:style-name="T2">A função get_valid_letter() trata da segunda pré-condição. </text:span></text:p>
      <text:list xml:id="list3346786486843462867" text:style-name="L3">
        <text:list-item>
          <text:p text:style-name="P7"><text:span text:style-name="T2">O usuário insere qualquer caractér através da função get_letter. </text:span></text:p>
        </text:list-item>
        <text:list-item>
          <text:p text:style-name="P7"><text:span text:style-name="T2">Esse caractér é avaliado em analize_letter_correctness. A letra só é considerada válida, se o retorno da função for true. </text:span><text:span text:style-name="T3">Para isso ela deve estar entre A e Z.</text:span></text:p>
        </text:list-item>
        <text:list-item>
          <text:p text:style-name="P7"><text:span text:style-name="T2">Após isso, usa-se a função analyze_if_letter_repeated para checar se a letra já foi inserida pelo usuário. Somente se for uma nova letra, a mesma é validada. </text:span></text:p>
        </text:list-item>
        <text:list-item>
          <text:p text:style-name="P7"><text:span text:style-name="T2">Com isso, garante-se que o usuário inseriu uma letra válida para o jogo.</text:span></text:p>
          <text:p text:style-name="P7"><text:span text:style-name="T2"/></text:p>
        </text:list-item>
      </text:list>
      <text:p text:style-name="P2"><text:span text:style-name="T2"/></text:p>
      <text:p text:style-name="P5"><text:span text:style-name="T2">A função check_vector trata da pós condição. </text:span></text:p>
      <text:list xml:id="list1875970143949122273" text:style-name="L6">
        <text:list-item>
          <text:p text:style-name="P8"><text:span text:style-name="T2">Ao chamar a função, check_word_is_done, percorre-se o vetor de letras adivinhadas pelo usuário e compara-se com a palavra secreta. Se todas as letras da palavra estiverem como “1” no vetor, então a palavra foi adivinhada. </text:span></text:p>
        </text:list-item>
        <text:list-item>
          <text:p text:style-name="P8"><text:span text:style-name="T2">A função update_vector, insere a letra escolhida pelo usuário no vetor. Antes de inserí-la, percorre-se a palavra, para ver se a letra está presente. Se não estiver, o número de tentativas – try – aumenta em 1. </text:span></text:p>
        </text:list-item>
        <text:list-item>
          <text:p text:style-name="P8"><text:span text:style-name="T2">A função check_vector avalia se try já ultrapassou as cinco tentativas. Desse modo, a pós condição é tratada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19:11</meta:creation-date>
    <meta:editing-duration>PT20M56S</meta:editing-duration>
    <meta:editing-cycles>3</meta:editing-cycles>
    <meta:generator>LibreOffice/4.0.2.2$Linux_X86_64 LibreOffice_project/400m0$Build-2</meta:generator>
    <dc:date>2014-04-14T17:44:03</dc:date>
    <meta:document-statistic meta:table-count="0" meta:image-count="0" meta:object-count="0" meta:page-count="1" meta:paragraph-count="20" meta:word-count="352" meta:character-count="2062" meta:non-whitespace-character-count="1726"/>
  </office:meta>
</office:document-meta>
</file>